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" svg:font-family="'Lucida Sans'" style:font-family-generic="swiss"/>
    <style:font-face style:name="Consolas" svg:font-family="Consolas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libri2" svg:font-family="Calibri" style:font-family-generic="roman" style:font-pitch="variable"/>
    <style:font-face style:name="InputSansCompressed" svg:font-family="InputSansCompressed" style:font-family-generic="roman" style:font-pitch="variable"/>
    <style:font-face style:name="Roboto Condensed" svg:font-family="'Roboto Condensed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Bebas Neue Pro" svg:font-family="'Bebas Neue Pro'" style:font-adornments="Обычный" style:font-family-generic="swiss" style:font-pitch="variable"/>
    <style:font-face style:name="Calibri" svg:font-family="Calibri" style:font-adornments="Жирный" style:font-family-generic="swiss" style:font-pitch="variable"/>
    <style:font-face style:name="Calibri1" svg:font-family="Calibri" style:font-adornments="Курсив" style:font-family-generic="swiss" style:font-pitch="variable"/>
    <style:font-face style:name="Calibri Light1" svg:font-family="'Calibri Light'" style:font-adornments="Жирный" style:font-family-generic="swiss" style:font-pitch="variable"/>
    <style:font-face style:name="Calibri Light" svg:font-family="'Calibri Light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Calibri3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_5f_code">
      <style:text-properties officeooo:paragraph-rsid="004075f4"/>
    </style:style>
    <style:style style:name="P2" style:family="paragraph" style:parent-style-name="_5f_code">
      <style:text-properties officeooo:paragraph-rsid="00408b9f"/>
    </style:style>
    <style:style style:name="P3" style:family="paragraph" style:parent-style-name="_5f_code">
      <style:text-properties officeooo:paragraph-rsid="00416409"/>
    </style:style>
    <style:style style:name="P4" style:family="paragraph" style:parent-style-name="_5f_text">
      <style:text-properties officeooo:rsid="003fffc6" officeooo:paragraph-rsid="003fffc6"/>
    </style:style>
    <style:style style:name="P5" style:family="paragraph" style:parent-style-name="_5f_text">
      <style:text-properties officeooo:rsid="004075f4" officeooo:paragraph-rsid="004075f4"/>
    </style:style>
    <style:style style:name="P6" style:family="paragraph" style:parent-style-name="_5f_text">
      <style:text-properties officeooo:rsid="00408b9f" officeooo:paragraph-rsid="00408b9f"/>
    </style:style>
    <style:style style:name="P7" style:family="paragraph" style:parent-style-name="_5f_text">
      <style:text-properties officeooo:paragraph-rsid="00408b9f"/>
    </style:style>
    <style:style style:name="P8" style:family="paragraph" style:parent-style-name="_5f_text">
      <style:text-properties officeooo:rsid="00416409" officeooo:paragraph-rsid="00416409"/>
    </style:style>
    <style:style style:name="T1" style:family="text">
      <style:text-properties style:font-name="Calibri Light" fo:font-size="10pt" fo:language="ru" fo:country="RU" fo:font-weight="250" officeooo:rsid="0040ba40"/>
    </style:style>
    <style:style style:name="T2" style:family="text">
      <style:text-properties fo:language="ru" fo:country="RU"/>
    </style:style>
    <style:style style:name="T3" style:family="text">
      <style:text-properties fo:language="ru" fo:country="RU" officeooo:rsid="003f5129"/>
    </style:style>
    <style:style style:name="T4" style:family="text">
      <style:text-properties fo:language="ru" fo:country="RU" officeooo:rsid="0040ba40"/>
    </style:style>
    <style:style style:name="T5" style:family="text">
      <style:text-properties fo:language="ru" fo:country="RU" officeooo:rsid="00408b9f"/>
    </style:style>
    <style:style style:name="T6" style:family="text">
      <style:text-properties fo:language="ru" fo:country="RU" officeooo:rsid="0041e4ec"/>
    </style:style>
    <style:style style:name="T7" style:family="text">
      <style:text-properties fo:language="en" fo:country="US" officeooo:rsid="0041e4ec"/>
    </style:style>
    <style:style style:name="T8" style:family="text">
      <style:text-properties fo:color="#ff4000" loext:opacity="100%" officeooo:rsid="003fffc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_5f_heading_5f_1">Обработка событий</text:p>
      <text:p text:style-name="_5f_text">Например, в HTML:</text:p>
      <text:p text:style-name="_5f_code">&lt;button onclick="activateLasers()"&gt;</text:p>
      <text:p text:style-name="_5f_code"><text:s text:c="2"/>Активировать лазеры</text:p>
      <text:p text:style-name="_5f_code">&lt;/button&gt;</text:p>
      <text:p text:style-name="_5f_text">В React немного иначе:</text:p>
      <text:p text:style-name="_5f_code">&lt;button onClick={activateLasers}&gt;</text:p>
      <text:p text:style-name="_5f_code"><text:s text:c="2"/>Активировать лазеры</text:p>
      <text:p text:style-name="_5f_code">&lt;/button&gt;</text:p>
      <text:p text:style-name="_5f_text">Ещё одно отличие — в <text:span text:style-name="_5f_bold">React</text:span> нельзя предотвратить обработчик события по умолчанию, вернув false. Нужно явно вызвать <text:span text:style-name="_5f_bold">preventDefault</text:span>. Например, в обычном HTML, чтобы отменить выполнение встроенного обработчика события у ссылки, которое открывает новую страницу, можно написать:</text:p>
      <text:p text:style-name="_5f_code">&lt;a href="#" onclick="console.log('По ссылке кликнули.'); return false"&gt;</text:p>
      <text:p text:style-name="_5f_code"><text:s text:c="2"/>Нажми на меня</text:p>
      <text:p text:style-name="_5f_code">&lt;/a&gt;</text:p>
      <text:p text:style-name="_5f_text">В <text:span text:style-name="_5f_bold">React</text:span> это будет выглядеть так:</text:p>
      <text:p text:style-name="_5f_code">function ActionLink() {</text:p>
      <text:p text:style-name="_5f_code"><text:s text:c="2"/>function handleClick(e) {</text:p>
      <text:p text:style-name="_5f_code"><text:s text:c="4"/>e.preventDefault();</text:p>
      <text:p text:style-name="_5f_code"><text:s text:c="4"/>console.log('По ссылке кликнули.');</text:p>
      <text:p text:style-name="_5f_code"><text:s text:c="2"/>}</text:p>
      <text:p text:style-name="_5f_code"/>
      <text:p text:style-name="_5f_code"><text:s text:c="2"/>return (</text:p>
      <text:p text:style-name="_5f_code"><text:s text:c="4"/>&lt;a href="#" onClick={handleClick}&gt;</text:p>
      <text:p text:style-name="_5f_code"><text:s text:c="6"/>Нажми на меня</text:p>
      <text:p text:style-name="_5f_code"><text:s text:c="4"/>&lt;/a&gt;</text:p>
      <text:p text:style-name="_5f_code"><text:s text:c="2"/>);</text:p>
      <text:p text:style-name="_5f_code">}</text:p>
      <text:p text:style-name="_5f_text">В приведённом выше коде e — это синтетическое событие. <text:span text:style-name="T3">Список событий можно смотреть </text:span><text:a xlink:type="simple" xlink:href="https://ru.reactjs.org/docs/events.html" text:style-name="Internet_20_link" text:visited-style-name="Visited_20_Internet_20_Link"><text:span text:style-name="T3">https://ru.reactjs.org/docs/events.html</text:span></text:a><text:span text:style-name="T3">. </text:span><text:span text:style-name="_5f_bold"><text:span text:style-name="T8">Их там хренова туча!!!</text:span></text:span></text:p>
      <text:p text:style-name="P4"><text:span text:style-name="T3">Н</text:span><text:span text:style-name="T2">апример, события формы:</text:span></text:p>
      <text:p text:style-name="P4"><text:span text:style-name="_5f_bold">onChange onInput onInvalid onReset onSubmit</text:span></text:p>
      <text:p text:style-name="P4"><text:span text:style-name="T2">Пример кода с </text:span><text:span text:style-name="_5f_bold">onSubmit</text:span><text:span text:style-name="T2">:</text:span></text:p>
      <text:p text:style-name="P1">function LoginForm() {</text:p>
      <text:p text:style-name="P1"/>
      <text:p text:style-name="_5f_code"><text:s text:c="2"/>const [email, setEmail] = React.useState('');</text:p>
      <text:p text:style-name="_5f_code"><text:s text:c="2"/>const [password, setPassword] = React.useState('');</text:p>
      <text:p text:style-name="_5f_code"/>
      <text:p text:style-name="_5f_code"><text:s text:c="2"/>const handleSubmit = (e: React.FormEvent) =&gt; {</text:p>
      <text:p text:style-name="_5f_code"><text:s text:c="4"/>e.preventDefault();</text:p>
      <text:p text:style-name="_5f_code"><text:s text:c="4"/>api.login(email, password);</text:p>
      <text:p text:style-name="P1"><text:s text:c="2"/>};</text:p>
      <text:p text:style-name="P1"/>
      <text:p text:style-name="_5f_code"><text:s text:c="2"/>return (</text:p>
      <text:p text:style-name="_5f_code"><text:s text:c="4"/>&lt;form onSubmit={handleSubmit}&gt;</text:p>
      <text:p text:style-name="_5f_code"><text:s text:c="6"/>&lt;div&gt;</text:p>
      <text:p text:style-name="_5f_code"><text:s text:c="8"/>&lt;label htmlFor='email'&gt;Email&lt;/label&gt;</text:p>
      <text:p text:style-name="P1"><text:s text:c="8"/>&lt;input type='email' id='email' value={email} onChange={(e) =&gt;</text:p>
      <text:p text:style-name="P1"><text:s text:c="10"/>setEmail(e.target.value)} /&gt;</text:p>
      <text:p text:style-name="_5f_code"><text:s text:c="6"/>&lt;/div&gt;</text:p>
      <text:p text:style-name="_5f_code"><text:s text:c="6"/>&lt;div&gt;</text:p>
      <text:p text:style-name="_5f_code"><text:s text:c="8"/>&lt;label htmlFor='password'&gt;Password&lt;/label&gt;</text:p>
      <text:p text:style-name="P1"><text:s text:c="8"/>&lt;input type='password' id='password' value={password} onChange={(e) =&gt;</text:p>
      <text:p text:style-name="P1"><text:s text:c="10"/>setPassword(e.target.value)} /&gt;</text:p>
      <text:p text:style-name="_5f_code"><text:s text:c="6"/>&lt;/div&gt;</text:p>
      <text:p text:style-name="_5f_code"><text:s text:c="4"/>&lt;/form&gt;</text:p>
      <text:p text:style-name="_5f_code"><text:soft-page-break/><text:s text:c="2"/>);</text:p>
      <text:p text:style-name="_5f_code">}</text:p>
      <text:p text:style-name="P5"><text:span text:style-name="T2">Разберём пример.</text:span></text:p>
      <text:p text:style-name="P6"><text:span text:style-name="T2">Хуки состояния переменных почта и пароль.</text:span></text:p>
      <text:p text:style-name="_5f_code"><text:s text:c="2"/>const [email, setEmail] = React.useState('');</text:p>
      <text:p text:style-name="_5f_code"><text:s text:c="2"/>const [password, setPassword] = React.useState('');</text:p>
      <text:p text:style-name="P6"><text:span text:style-name="T2">Функция обработки события нажатия на кнопку отправки формы. Самой кнопки что-то не вижу. </text:span></text:p>
      <text:p text:style-name="P6"><text:span text:style-name="T2">e.preventDefault(); - отменить стандартную </text:span><text:span text:style-name="T4">функцию.</text:span></text:p>
      <text:p text:style-name="P7"><text:span text:style-name="T5">api.login(email, password); - </text:span><text:span text:style-name="T4">вызвать функцию, передав в неё параметры логин и пароль. В </text:span><text:span text:style-name="T1">коде</text:span><text:span text:style-name="T4"> она не описана.</text:span></text:p>
      <text:p text:style-name="P2"><text:s text:c="2"/>const handleSubmit = (e: React.FormEvent) =&gt; {</text:p>
      <text:p text:style-name="P2"><text:s text:c="4"/>e.preventDefault();</text:p>
      <text:p text:style-name="P2"><text:s text:c="4"/>api.login(email, password);</text:p>
      <text:p text:style-name="P2"><text:s text:c="2"/>};</text:p>
      <text:p text:style-name="P8">Привязка события формы к функции обработки.</text:p>
      <text:p text:style-name="_5f_code">return (</text:p>
      <text:p text:style-name="_5f_code"><text:s text:c="4"/>&lt;form onSubmit={handleSubmit}&gt;</text:p>
      <text:p text:style-name="P8">Поле ввода логина-почтового ящика. Содержимое это переменная email. Событие onChange вызывает функцию которая присваивает переменной новое значение из e.target.value. e.target это ссылка на объект — инициатор события. <text:span text:style-name="T6">Здесь дофига написано https://www.w3.org/TR/DOM-Level-3-Events/.</text:span></text:p>
      <text:p text:style-name="P3"><text:s text:c="8"/>&lt;input type='email' id='email' value={email} onChange={(e) =&gt;</text:p>
      <text:p text:style-name="P3"><text:s text:c="10"/>setEmail(e.target.value)} /&gt;</text:p>
      <text:p text:style-name="P3"/>
      <text:p text:style-name="_5f_text"/>
      <text:p text:style-name="_5f_heading_5f_3">Передача аргументов в обработчики событий</text:p>
      <text:p text:style-name="_5f_text"/>
      <text:p text:style-name="_5f_text">Часто внутри цикла обработчику событий нужно передать дополнительный параметр. Например, если id является идентификатором строки, рабочими будут следующие варианты:</text:p>
      <text:p text:style-name="_5f_text">Код</text:p>
      <text:p text:style-name="_5f_code">button onClick={(e) =&gt; this.deleteRow(id, e)}&gt;Delete Row&lt;/button&gt;</text:p>
      <text:p text:style-name="_5f_code"><text:s/>&lt;button onClick={this.deleteRow.bind(this, id)}&gt;Delete Row&lt;/button&gt;</text:p>
      <text:p text:style-name="_5f_text">Две вышеуказанные строки эквивалентны. Первая использует стрелочную функцию, а вторая Function.prototype.bind.</text:p>
      <text:p text:style-name="_5f_text">В обоих случаях аргумент e, представляющий событие React, будет передан как второй аргумент после id. В стрелочной функции мы должны передавать его явно, а с bind любые дальнейшие аргументы передаются в функцию автоматически.</text:p>
      <text:p text:style-name="_5f_text"/>
      <text:p text:style-name="_5f_text"/>
      <text:p text:style-name="_5f_text"/>
      <text:p text:style-name="_5f_text"/>
      <text:p text:style-name="_5f_text"/>
      <text:p text:style-name="_5f_text"/>
      <text:p text:style-name="_5f_text"/>
      <text:p text:style-name="_5f_text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" svg:font-family="'Lucida Sans'" style:font-family-generic="swiss"/>
    <style:font-face style:name="Consolas" svg:font-family="Consolas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libri2" svg:font-family="Calibri" style:font-family-generic="roman" style:font-pitch="variable"/>
    <style:font-face style:name="InputSansCompressed" svg:font-family="InputSansCompressed" style:font-family-generic="roman" style:font-pitch="variable"/>
    <style:font-face style:name="Roboto Condensed" svg:font-family="'Roboto Condensed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Bebas Neue Pro" svg:font-family="'Bebas Neue Pro'" style:font-adornments="Обычный" style:font-family-generic="swiss" style:font-pitch="variable"/>
    <style:font-face style:name="Calibri" svg:font-family="Calibri" style:font-adornments="Жирный" style:font-family-generic="swiss" style:font-pitch="variable"/>
    <style:font-face style:name="Calibri1" svg:font-family="Calibri" style:font-adornments="Курсив" style:font-family-generic="swiss" style:font-pitch="variable"/>
    <style:font-face style:name="Calibri Light1" svg:font-family="'Calibri Light'" style:font-adornments="Жирный" style:font-family-generic="swiss" style:font-pitch="variable"/>
    <style:font-face style:name="Calibri Light" svg:font-family="'Calibri Light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Calibri3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fals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ru" fo:country="RU" style:letter-kerning="fals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141cm" style:contextual-spacing="false" fo:text-align="start" style:justify-single-word="false" fo:orphans="2" fo:widows="2" fo:hyphenation-ladder-count="no-limit" style:vertical-align="auto" style:writing-mode="lr-tb"/>
      <style:text-properties style:font-name="Roboto Condensed" fo:font-family="'Roboto Condensed'" style:font-family-generic="roman" style:font-pitch="variable" fo:font-size="11pt" style:font-name-asian="Calibri3" style:font-family-asian="Calibri" style:font-family-generic-asian="system" style:font-pitch-asian="variable" style:font-size-asian="11pt" style:font-name-complex="Tahoma" style:font-family-complex="Tahoma" style:font-family-generic-complex="system" style:font-pitch-complex="variable" style:font-size-complex="11pt" style:language-complex="ar" style:country-complex="SA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_5f_text" style:display-name="_text" style:family="paragraph">
      <style:paragraph-properties fo:margin-left="0cm" fo:margin-right="0cm" fo:margin-top="0cm" fo:margin-bottom="0.199cm" style:contextual-spacing="true" fo:line-height="100%" fo:text-align="justify" style:justify-single-word="false" fo:text-indent="0.499cm" style:auto-text-indent="false"/>
      <style:text-properties style:font-name="Calibri Light" fo:font-family="'Calibri Light'" style:font-style-name="Обычный" style:font-family-generic="swiss" style:font-pitch="variable" fo:font-size="10pt" fo:font-weight="250"/>
    </style:style>
    <style:style style:name="_5f_heading_5f_1" style:display-name="_heading_1" style:family="paragraph" style:master-page-name="">
      <style:paragraph-properties fo:margin-top="0.3cm" fo:margin-bottom="0.3cm" style:contextual-spacing="false" fo:text-align="center" style:justify-single-word="false" style:page-number="auto">
        <style:tab-stops/>
      </style:paragraph-properties>
      <style:text-properties fo:text-transform="uppercase" style:font-name="Bebas Neue Pro" fo:font-family="'Bebas Neue Pro'" style:font-style-name="Обычный" style:font-family-generic="swiss" style:font-pitch="variable" fo:font-size="20pt"/>
    </style:style>
    <style:style style:name="_5f_heading_5f_2" style:display-name="_heading_2" style:family="paragraph" style:parent-style-name="_5f_heading_5f_1">
      <style:text-properties fo:font-variant="normal" fo:text-transform="none" fo:font-size="18pt"/>
    </style:style>
    <style:style style:name="_5f_code" style:display-name="_code" style:family="paragraph" style:master-page-name="">
      <loext:graphic-properties draw:fill="solid" draw:fill-color="#f6f8fa"/>
      <style:paragraph-properties fo:margin-left="0cm" fo:margin-right="0cm" fo:margin-top="0cm" fo:margin-bottom="0.199cm" style:contextual-spacing="true" fo:text-indent="0cm" style:auto-text-indent="false" style:page-number="auto" fo:background-color="#f6f8fa" fo:padding="0.101cm" fo:border="0.26pt solid #00a933"/>
      <style:text-properties style:font-name="Consolas" fo:font-family="Consolas" style:font-style-name="Обычный" style:font-family-generic="modern" style:font-pitch="fixed" fo:font-size="9pt" fo:language="zxx" fo:country="none" fo:font-weight="normal"/>
    </style:style>
    <style:style style:name="_5f_heading_5f_3" style:display-name="_heading_3" style:family="paragraph" style:parent-style-name="_5f_heading_5f_2">
      <style:text-properties fo:font-size="16pt"/>
    </style:style>
    <style:style style:name="_5f_heading_5f_4" style:display-name="_heading_4" style:family="paragraph" style:parent-style-name="_5f_heading_5f_3">
      <style:text-properties fo:font-size="14pt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24pt" style:font-name-asian="Microsoft YaHei" style:font-family-asian="'Microsoft YaHei'" style:font-family-generic-asian="system" style:font-pitch-asian="variable" style:font-size-asian="24pt" style:font-name-complex="Lucida Sans1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20pt" style:font-name-asian="Microsoft YaHei" style:font-family-asian="'Microsoft YaHei'" style:font-family-generic-asian="system" style:font-pitch-asian="variable" style:font-size-asian="20pt" style:font-name-complex="Lucida Sans1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0.499cm" fo:margin-right="0cm" fo:margin-top="0.4cm" fo:margin-bottom="0cm" style:contextual-spacing="false" fo:line-height="115%" fo:orphans="0" fo:widows="0" fo:hyphenation-ladder-count="no-limit" fo:text-indent="0cm" style:auto-text-indent="false" fo:keep-with-next="always" text:number-lines="false" text:line-number="0" style:vertical-align="baseline"/>
      <style:text-properties style:font-name="Calibri2" fo:font-family="Calibri" style:font-family-generic="roman" style:font-pitch="variable" fo:font-size="18pt" fo:font-weight="bold" style:font-name-asian="Calibri3" style:font-family-asian="Calibri" style:font-family-generic-asian="system" style:font-pitch-asian="variable" style:font-size-asian="18pt" style:font-weight-asian="bold" style:font-name-complex="Calibri3" style:font-family-complex="Calibri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6pt" style:font-name-asian="Microsoft YaHei" style:font-family-asian="'Microsoft YaHei'" style:font-family-generic-asian="system" style:font-pitch-asian="variable" style:font-size-asian="16pt" style:font-name-complex="Lucida Sans1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left="2.032cm" fo:margin-right="0cm" fo:margin-top="0.106cm" fo:margin-bottom="0.106cm" style:contextual-spacing="false" fo:line-height="115%" fo:orphans="0" fo:widows="0" fo:hyphenation-ladder-count="no-limit" fo:text-indent="-2.03cm" style:auto-text-indent="false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2pt" fo:font-style="italic" fo:font-weight="bold" style:font-name-asian="Microsoft YaHei" style:font-family-asian="'Microsoft YaHei'" style:font-family-generic-asian="system" style:font-pitch-asian="variable" style:font-size-asian="12pt" style:font-style-asian="italic" style:font-weight-asian="bold" style:font-name-complex="Lucida Sans1" style:font-family-complex="'Lucida Sans'" style:font-family-generic-complex="system" style:font-pitch-complex="variable" style:font-size-complex="12pt" style:language-complex="en" style:country-complex="US" style:font-style-complex="italic" style:font-weight-complex="bold" fo:hyphenate="false" fo:hyphenation-remain-char-count="2" fo:hyphenation-push-char-count="2" loext:hyphenation-no-caps="false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left="2.794cm" fo:margin-right="0cm" fo:margin-top="0.106cm" fo:margin-bottom="0.106cm" style:contextual-spacing="false" fo:line-height="115%" fo:orphans="0" fo:widows="0" fo:hyphenation-ladder-count="no-limit" fo:text-indent="-2.792cm" style:auto-text-indent="false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0.5pt" fo:font-weight="bold" style:font-name-asian="Microsoft YaHei" style:font-family-asian="'Microsoft YaHei'" style:font-family-generic-asian="system" style:font-pitch-asian="variable" style:font-size-asian="10.5pt" style:font-weight-asian="bold" style:font-name-complex="Lucida Sans1" style:font-family-complex="'Lucida Sans'" style:font-family-generic-complex="system" style:font-pitch-complex="variable" style:font-size-complex="10.5pt" style:language-complex="en" style:country-complex="US" style:font-weight-complex="bold" fo:hyphenate="false" fo:hyphenation-remain-char-count="2" fo:hyphenation-push-char-count="2" loext:hyphenation-no-caps="false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141cm" style:contextual-spacing="true" fo:text-indent="0cm" style:auto-text-indent="false"/>
    </style:style>
    <style:style style:name="_5f_comment" style:display-name="_comment" style:family="paragraph">
      <loext:graphic-properties draw:fill="solid" draw:fill-color="#fffbed"/>
      <style:paragraph-properties fo:background-color="#fffbed" fo:padding="0.101cm" fo:border-left="2.01pt solid #2a6099" fo:border-right="2.01pt solid #2a6099" fo:border-top="none" fo:border-bottom="none"/>
      <style:text-properties style:font-name="Calibri1" fo:font-family="Calibri" style:font-style-name="Курсив" style:font-family-generic="swiss" style:font-pitch="variable" fo:font-size="9pt" fo:language="none" fo:country="none" fo:font-style="italic" fo:font-weight="normal"/>
    </style:style>
    <style:style style:name="_5f_attention" style:display-name="_attention" style:family="paragraph" style:parent-style-name="_5f_code">
      <loext:graphic-properties draw:fill="none" draw:fill-color="#ffffa6"/>
      <style:paragraph-properties fo:background-color="transparent" fo:padding="0.101cm" fo:border="0.26pt solid #ff5429"/>
      <style:text-properties style:font-name="Calibri" fo:font-family="Calibri" style:font-style-name="Жирный" style:font-family-generic="swiss" style:font-pitch="variable" fo:font-size="10pt" fo:font-weight="norma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bold" style:display-name="_bold" style:family="text">
      <style:text-properties style:font-name="Calibri Light1" fo:font-family="'Calibri Light'" style:font-style-name="Жирный" style:font-family-generic="swiss" style:font-pitch="variable" fo:font-size="10pt" fo:language="zxx" fo:country="none" fo:font-weight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Заголовок_20_1_20_Знак" style:display-name="Заголовок 1 Знак" style:family="text" style:parent-style-name="Default_20_Paragraph_20_Font">
      <style:text-properties style:font-name="InputSansCompressed" fo:font-family="InputSansCompressed" style:font-family-generic="roman" style:font-pitch="variable" fo:font-size="24pt" style:font-name-asian="Microsoft YaHei" style:font-family-asian="'Microsoft YaHei'" style:font-family-generic-asian="system" style:font-pitch-asian="variable" style:font-size-asian="24pt" style:font-name-complex="Lucida Sans1" style:font-family-complex="'Lucida Sans'" style:font-family-generic-complex="system" style:font-pitch-complex="variable" style:font-size-complex="14pt"/>
    </style:style>
    <style:style style:name="Заголовок_20_2_20_Знак" style:display-name="Заголовок 2 Знак" style:family="text" style:parent-style-name="Default_20_Paragraph_20_Font">
      <style:text-properties style:font-name="InputSansCompressed" fo:font-family="InputSansCompressed" style:font-family-generic="roman" style:font-pitch="variable" fo:font-size="20pt" style:font-name-asian="Microsoft YaHei" style:font-family-asian="'Microsoft YaHei'" style:font-family-generic-asian="system" style:font-pitch-asian="variable" style:font-size-asian="20pt" style:font-name-complex="Lucida Sans1" style:font-family-complex="'Lucida Sans'" style:font-family-generic-complex="system" style:font-pitch-complex="variable" style:font-size-complex="14pt"/>
    </style:style>
    <style:style style:name="Заголовок_20_3_20_Знак" style:display-name="Заголовок 3 Знак" style:family="text" style:parent-style-name="Default_20_Paragraph_20_Font">
      <style:text-properties style:font-name="Calibri2" fo:font-family="Calibri" style:font-family-generic="roman" style:font-pitch="variable" fo:font-size="18pt" fo:font-weight="bold" style:font-name-asian="Calibri3" style:font-family-asian="Calibri" style:font-family-generic-asian="system" style:font-pitch-asian="variable" style:font-size-asian="18pt" style:font-weight-asian="bold" style:font-name-complex="Calibri3" style:font-family-complex="Calibri" style:font-family-generic-complex="system" style:font-pitch-complex="variable" style:font-size-complex="14pt"/>
    </style:style>
    <style:style style:name="Заголовок_20_4_20_Знак" style:display-name="Заголовок 4 Знак" style:family="text" style:parent-style-name="Default_20_Paragraph_20_Font">
      <style:text-properties style:font-name="InputSansCompressed" fo:font-family="InputSansCompressed" style:font-family-generic="roman" style:font-pitch="variable" fo:font-size="16pt" style:font-name-asian="Microsoft YaHei" style:font-family-asian="'Microsoft YaHei'" style:font-family-generic-asian="system" style:font-pitch-asian="variable" style:font-size-asian="16pt" style:font-name-complex="Lucida Sans1" style:font-family-complex="'Lucida Sans'" style:font-family-generic-complex="system" style:font-pitch-complex="variable" style:font-size-complex="14pt"/>
    </style:style>
    <style:style style:name="Заголовок_20_5_20_Знак" style:display-name="Заголовок 5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Заголовок_20_6_20_Знак" style:display-name="Заголовок 6 Знак" style:family="text" style:parent-style-name="Default_20_Paragraph_20_Font">
      <style:text-properties style:font-name="InputSansCompressed" fo:font-family="InputSansCompressed" style:font-family-generic="roman" style:font-pitch="variable" fo:font-style="italic" fo:font-weight="bold" style:font-name-asian="Microsoft YaHei" style:font-family-asian="'Microsoft YaHei'" style:font-family-generic-asian="system" style:font-pitch-asian="variable" style:font-style-asian="italic" style:font-weight-asian="bold" style:font-name-complex="Lucida Sans1" style:font-family-complex="'Lucida Sans'" style:font-family-generic-complex="system" style:font-pitch-complex="variable" style:font-style-complex="italic" style:font-weight-complex="bold"/>
    </style:style>
    <style:style style:name="Заголовок_20_7_20_Знак" style:display-name="Заголовок 7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Заголовок_20_8_20_Знак" style:display-name="Заголовок 8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Заголовок_20_9_20_Знак" style:display-name="Заголовок 9 Знак" style:family="text" style:parent-style-name="Default_20_Paragraph_20_Font">
      <style:text-properties style:font-name="InputSansCompressed" fo:font-family="InputSansCompressed" style:font-family-generic="roman" style:font-pitch="variable" fo:font-size="10.5pt" fo:font-weight="bold" style:font-name-asian="Microsoft YaHei" style:font-family-asian="'Microsoft YaHei'" style:font-family-generic-asian="system" style:font-pitch-asian="variable" style:font-size-asian="10.5pt" style:font-weight-asian="bold" style:font-name-complex="Lucida Sans1" style:font-family-complex="'Lucida Sans'" style:font-family-generic-complex="system" style:font-pitch-complex="variable" style:font-size-complex="10.5pt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>
      <style:text-properties style:font-name="Roboto Condensed" fo:font-family="'Roboto Condensed'" style:font-family-generic="roman" style:font-pitch="variable" fo:font-size="10pt" style:font-name-asian="Calibri3" style:font-family-asian="Calibri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 style:language-complex="ar" style:country-complex="SA"/>
    </style:style>
    <style:style style:name="Тема_20_примечания_20_Знак" style:display-name="Тема примечания Знак" style:family="text" style:parent-style-name="Текст_20_примечания_20_Знак">
      <style:text-properties style:font-name="Roboto Condensed" fo:font-family="'Roboto Condensed'" style:font-family-generic="roman" style:font-pitch="variable" fo:font-size="10pt" fo:font-weight="bold" style:font-name-asian="Calibri3" style:font-family-asian="Calibri" style:font-family-generic-asian="system" style:font-pitch-asian="variable" style:font-size-asian="10pt" style:font-weight-asian="bold" style:font-name-complex="Tahoma" style:font-family-complex="Tahoma" style:font-family-generic-complex="system" style:font-pitch-complex="variable" style:font-size-complex="10pt" style:language-complex="ar" style:country-complex="SA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Segoe UI" fo:font-family="'Segoe UI'" style:font-family-generic="roman" style:font-pitch="variable" fo:font-size="9pt" style:font-name-asian="Calibri3" style:font-family-asian="Calibri" style:font-family-generic-asian="system" style:font-pitch-asian="variable" style:font-size-asian="9pt" style:font-name-complex="Segoe UI1" style:font-family-complex="'Segoe UI'" style:font-family-generic-complex="system" style:font-pitch-complex="variable" style:font-size-complex="9pt" style:language-complex="ar" style:country-complex="SA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0-10-25T00:36:01.377000000</dc:date>
    <meta:editing-duration>PT3H29M13S</meta:editing-duration>
    <meta:editing-cycles>34</meta:editing-cycles>
    <meta:generator>LibreOffice/7.0.1.2$Windows_X86_64 LibreOffice_project/7cbcfc562f6eb6708b5ff7d7397325de9e764452</meta:generator>
    <meta:document-statistic meta:table-count="0" meta:image-count="0" meta:object-count="0" meta:page-count="2" meta:paragraph-count="75" meta:word-count="368" meta:character-count="3328" meta:non-whitespace-character-count="2852"/>
  </office:meta>
</office:document-meta>
</file>